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fo:language="ru" fo:country="RU" officeooo:rsid="00020797" officeooo:paragraph-rsid="001426d2"/>
    </style:style>
    <style:style style:name="P2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fo:language="ru" fo:country="RU" officeooo:rsid="001426d2" officeooo:paragraph-rsid="001426d2"/>
    </style:style>
    <style:style style:name="P3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fo:language="ru" fo:country="RU" officeooo:rsid="001426d2" officeooo:paragraph-rsid="0022f78f"/>
    </style:style>
    <style:style style:name="P4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fo:language="ru" fo:country="RU" officeooo:rsid="00201015" officeooo:paragraph-rsid="00201015"/>
    </style:style>
    <style:style style:name="P5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fo:language="ru" fo:country="RU" officeooo:rsid="002a75de" officeooo:paragraph-rsid="002a75de"/>
    </style:style>
    <style:style style:name="P6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fo:language="ru" fo:country="RU" officeooo:rsid="002d3892" officeooo:paragraph-rsid="002d3892"/>
    </style:style>
    <style:style style:name="P7" style:family="paragraph" style:parent-style-name="Standard">
      <style:text-properties officeooo:paragraph-rsid="0033b91b"/>
    </style:style>
    <style:style style:name="T1" style:family="text">
      <style:text-properties officeooo:rsid="000287b4"/>
    </style:style>
    <style:style style:name="T2" style:family="text">
      <style:text-properties officeooo:rsid="00206536"/>
    </style:style>
    <style:style style:name="T3" style:family="text">
      <style:text-properties fo:language="ru" fo:country="RU" officeooo:rsid="0022f78f"/>
    </style:style>
    <style:style style:name="T4" style:family="text">
      <style:text-properties fo:language="ru" fo:country="RU" officeooo:rsid="0026736e"/>
    </style:style>
    <style:style style:name="T5" style:family="text">
      <style:text-properties fo:language="ru" fo:country="RU" officeooo:rsid="00285d88"/>
    </style:style>
    <style:style style:name="T6" style:family="text">
      <style:text-properties fo:language="ru" fo:country="RU" officeooo:rsid="002a45de"/>
    </style:style>
    <style:style style:name="T7" style:family="text">
      <style:text-properties fo:language="ru" fo:country="RU" officeooo:rsid="002a4f41"/>
    </style:style>
    <style:style style:name="T8" style:family="text">
      <style:text-properties fo:language="ru" fo:country="RU" officeooo:rsid="002acf28"/>
    </style:style>
    <style:style style:name="T9" style:family="text">
      <style:text-properties fo:language="ru" fo:country="RU" officeooo:rsid="0033b91b"/>
    </style:style>
    <style:style style:name="T10" style:family="text">
      <style:text-properties fo:language="ru" fo:country="RU" officeooo:rsid="003433f3"/>
    </style:style>
    <style:style style:name="T11" style:family="text">
      <style:text-properties fo:language="ru" fo:country="RU" officeooo:rsid="0036a68f"/>
    </style:style>
    <style:style style:name="T12" style:family="text">
      <style:text-properties fo:language="ru" fo:country="RU" officeooo:rsid="003aca82"/>
    </style:style>
    <style:style style:name="T13" style:family="text">
      <style:text-properties fo:language="ru" fo:country="RU" officeooo:rsid="003b7a6d"/>
    </style:style>
    <style:style style:name="T14" style:family="text">
      <style:text-properties fo:language="ru" fo:country="RU" style:text-underline-style="solid" style:text-underline-width="auto" style:text-underline-color="font-color" officeooo:rsid="00285d88"/>
    </style:style>
    <style:style style:name="T15" style:family="text">
      <style:text-properties fo:language="ru" fo:country="RU" style:text-underline-style="solid" style:text-underline-width="auto" style:text-underline-color="font-color" officeooo:rsid="002a4f41"/>
    </style:style>
    <style:style style:name="T16" style:family="text">
      <style:text-properties officeooo:rsid="002acf28"/>
    </style:style>
    <style:style style:name="T17" style:family="text">
      <style:text-properties officeooo:rsid="002d5816"/>
    </style:style>
    <style:style style:name="T18" style:family="text">
      <style:text-properties fo:color="#ce181e"/>
    </style:style>
    <style:style style:name="T19" style:family="text">
      <style:text-properties fo:color="#ce181e" fo:language="ru" fo:country="RU" officeooo:rsid="0033b91b"/>
    </style:style>
    <style:style style:name="T20" style:family="text">
      <style:text-properties fo:color="#ce181e" fo:language="ru" fo:country="RU" officeooo:rsid="003433f3"/>
    </style:style>
    <style:style style:name="T21" style:family="text">
      <style:text-properties fo:color="#ce181e" fo:language="ru" fo:country="RU" officeooo:rsid="00360aad"/>
    </style:style>
    <style:style style:name="T22" style:family="text">
      <style:text-properties fo:color="#ce181e" fo:language="ru" fo:country="RU" officeooo:rsid="00285d88"/>
    </style:style>
    <style:style style:name="T23" style:family="text">
      <style:text-properties fo:color="#ce181e" fo:language="ru" fo:country="RU" fo:font-weight="normal" officeooo:rsid="003aca82" style:font-weight-asian="normal" style:font-weight-complex="normal"/>
    </style:style>
    <style:style style:name="T24" style:family="text">
      <style:text-properties fo:color="#ce181e" fo:language="ru" fo:country="RU" fo:font-weight="bold" officeooo:rsid="003aca82" style:font-weight-asian="bold" style:font-weight-complex="bold"/>
    </style:style>
    <style:style style:name="T25" style:family="text">
      <style:text-properties fo:color="#ce181e" officeooo:rsid="0036a68f"/>
    </style:style>
    <style:style style:name="T26" style:family="text">
      <style:text-properties fo:color="#ce181e" fo:font-weight="normal" officeooo:rsid="003d96cf" style:font-weight-asian="normal" style:font-weight-complex="normal"/>
    </style:style>
    <style:style style:name="T27" style:family="text">
      <style:text-properties fo:color="#ce181e" fo:font-weight="normal" officeooo:rsid="004049e3" style:font-weight-asian="normal" style:font-weight-complex="normal"/>
    </style:style>
    <style:style style:name="T28" style:family="text">
      <style:text-properties fo:color="#ce181e" officeooo:rsid="003b7a6d"/>
    </style:style>
    <style:style style:name="T29" style:family="text">
      <style:text-properties fo:color="#ce181e" officeooo:rsid="004b3483"/>
    </style:style>
    <style:style style:name="T30" style:family="text">
      <style:text-properties fo:color="#ce181e" officeooo:rsid="004e751e"/>
    </style:style>
    <style:style style:name="T31" style:family="text">
      <style:text-properties fo:color="#0369a3"/>
    </style:style>
    <style:style style:name="T32" style:family="text">
      <style:text-properties fo:color="#0369a3" officeooo:rsid="00206536"/>
    </style:style>
    <style:style style:name="T33" style:family="text">
      <style:text-properties fo:color="#0369a3" officeooo:rsid="003b7a6d"/>
    </style:style>
    <style:style style:name="T34" style:family="text">
      <style:text-properties fo:color="#0369a3" officeooo:rsid="00418260"/>
    </style:style>
    <style:style style:name="T35" style:family="text">
      <style:text-properties fo:color="#0369a3" officeooo:rsid="00423ca4"/>
    </style:style>
    <style:style style:name="T36" style:family="text">
      <style:text-properties fo:color="#0369a3" fo:font-weight="normal" officeooo:rsid="0049fb99" style:font-weight-asian="normal" style:font-weight-complex="normal"/>
    </style:style>
    <style:style style:name="T37" style:family="text">
      <style:text-properties fo:color="#0369a3" fo:font-weight="normal" officeooo:rsid="004a5f9d" style:font-weight-asian="normal" style:font-weight-complex="normal"/>
    </style:style>
    <style:style style:name="T38" style:family="text">
      <style:text-properties fo:color="#0369a3" officeooo:rsid="00531e15"/>
    </style:style>
    <style:style style:name="T39" style:family="text">
      <style:text-properties fo:color="#0369a3" officeooo:rsid="0054de49"/>
    </style:style>
    <style:style style:name="T40" style:family="text">
      <style:text-properties officeooo:rsid="004719a0"/>
    </style:style>
    <style:style style:name="T41" style:family="text">
      <style:text-properties fo:color="#000000"/>
    </style:style>
    <style:style style:name="T42" style:family="text">
      <style:text-properties fo:color="#023f62" officeooo:rsid="00531e15"/>
    </style:style>
    <style:style style:name="T43" style:family="text">
      <style:text-properties fo:color="#1c99e0" officeooo:rsid="00531e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ежде, чем мы перейдем к <text:span text:style-name="T1">основной </text:span>концепции нашего проекта, хотелось бы пр<text:span text:style-name="T1">овести некоторое</text:span> всту<text:span text:style-name="T1">пление, заставляющее уже ясно понять смысл и охватываемую абстракцию проблемы, вариант решения которой мы взяли за основу. А для этого нам стоит углубиться в человеческую природу до уровня клеток, нейронов, реакций между ними. Не будем затрагивать подробности, но вспомнил один факт из физики и химии, что молекулы, атомы, из которых мы состоим, стремятся к экономии, затрачивать как можно меньше энергии. Такой подход, как показывают вычисления, необходим для эффективности процессов. Не трудно, как делается в математике, по индукции, перейти от более точного к общему, то есть, от экономичных электронов в нейронах, к человеку в целом. Как говорит Гордон Мур - прогресс не стоит на месте. Количество информации в мире, увеличивается с каждой секундой. Каждый день, разрабатываются роботы, в совокупности с, так называемым, искусственным интеллектом, для экономии энергии человека, облегчении его жизни, подтверждения функции роста прогресса. Каждый год, в высшие учебные заведения поступает будущее процесса развития человеческой цивилизации — студенты, те кто представляют будущую ответственность за мир и развитие на нашей планете. К сожалению не у всех из них, кто желает учиться, получается самостоятельно раздобыть актуальную информацию. В просторах всемирной сети можно найти, как ложный, так и уже недостаточно подходящий материал, для саморазвития, не говоря уже о методической литературе 90-х годов, предоставляемой учебными заведениями. Самое главное, что такую информацию не все могут разобрать самостоятельно, в то время как ее количество растет, даже больше чем с экспоненциальной скоростью. В таком состоянии поиска и неразберихи, даже самый настойчивый студент, может опустить руки, и просто принять свое положение дезинформации за должное. </text:span></text:p>
      <text:p text:style-name="P3"><text:span text:style-name="T3">Необходимо решение этой проблемы. То, что прида</text:span><text:span text:style-name="T4">ст мотивацию, покажет процесс обучения со стороны развлечения и расслабленности. Ведь, как было отмечено в начале презентации, мы стремится к экономии энер</text:span>гии, для ее более эффективного употребления, что соответственно и для процесса запоминания новой информации, понимания сложных определений, и умения решения актуальных проблем. Необходима игра, которая передает все трудное в легком. И все мы, с самого детства знаем, что через игру мы учимся миру, мы узнаем новое, через пробы и ошибки, которые являются только частью воображения. Именно так дети учатся разговаривать, считать, ходить, мыслить и жить. Наше воображение, способно создавать физические модели, с помощью которых мы прогнозируем и размышляем. Игровая форма обучения является прямым входом в бесконечный трафик информационного роста. <text:s text:c="5"/></text:p>
      <text:p text:style-name="P2"/>
      <text:p text:style-name="P4">Из всего <text:span text:style-name="T41">выше</text:span><text:span text:style-name="T18"> ? </text:span><text:span text:style-name="T25">(я что, выше тебя, </text:span><text:span text:style-name="T30">на подиуме,</text:span><text:span text:style-name="T25"> стоять буду?)</text:span> сказанного, <text:s/><text:span text:style-name="T31">мы решили </text:span><text:span text:style-name="T32">создать информационную оболочку</text:span><text:span text:style-name="T2">. Помню ошибки с которыми <text:s/>сталкивались <text:s text:c="2"/>и как в итоге мы их решали <text:s text:c="2"/>шаг за шагом <text:s/>приближаясь к тому что есть на данный момент. </text:span><text:span text:style-name="T38">(тогда приведи какой-нибудь пример, а то фраза резко обрывается)</text:span></text:p>
      <text:p text:style-name="P7"><text:span text:style-name="T3">Ну сейчас </text:span><text:span text:style-name="T5">не об этом давайте </text:span><text:span text:style-name="T3"><text:s/>перейдем <text:s/>к самой структуре проекта. </text:span><text:span text:style-name="T4">Начнем с подачи учебного материала. Почти каждый студент задается вопросом где найти материал, который по той иной причине он пропустил или просто хочет </text:span><text:span text:style-name="T5">не стоять на месте и развиваться дальше с пр</text:span><text:span text:style-name="T10">и</text:span><text:span text:style-name="T5">целом на будущее </text:span><text:span text:style-name="T19">(перечитай это предложение </text:span><text:span text:style-name="T20">(в нем ты пишешь, что студент по той или иной пропустил или хочет не стоять </text:span><text:span text:style-name="T21">и развиваться </text:span><text:span text:style-name="T20">материал?</text:span><text:span text:style-name="T19">)</text:span><text:span text:style-name="T20">)</text:span><text:span text:style-name="T5">.</text:span><text:span text:style-name="T9"> </text:span><text:span text:style-name="T11">В</text:span><text:span text:style-name="T5"> просторах интернета часто не найдешь доступную </text:span><text:span text:style-name="T22">информацию для понимания</text:span><text:span text:style-name="T12"> </text:span><text:span text:style-name="T23">(информации для понимания чего?( я знаю, что для «</text:span><text:span text:style-name="T24">понимания материала»</text:span><text:span text:style-name="T23">, но после предыдущего предложения долго до этого будет доходить зрителям))</text:span><text:span text:style-name="T5">, прибавляя тот факт что ты еще и ограничен во времени. Так вот лекции </text:span><text:span text:style-name="T12">в </text:span><text:soft-page-break/><text:span text:style-name="T12">нашем проекте</text:span><text:span text:style-name="T5"> </text:span><text:span text:style-name="T14">будут</text:span><text:span text:style-name="T5"> предст</text:span><text:span text:style-name="T7">авлены </text:span><text:span text:style-name="T6">в </text:span><text:span text:style-name="T13">игровом </text:span><text:span text:style-name="T6">экспресс виде </text:span><text:span text:style-name="T7">и </text:span><text:span text:style-name="T15">будут</text:span><text:span text:style-name="T5"> </text:span><text:span text:style-name="T7">содержать </text:span><text:span text:style-name="T6">некую стратегию которую ты проходишь </text:span><text:span text:style-name="T7">постепенно закрывая уязвимые места, </text:span><text:span text:style-name="T8">а</text:span><text:span text:style-name="T7"> итогом </text:span><text:span text:style-name="T15">будут</text:span><text:span text:style-name="T7"> являться <text:s/>успешный пройденный тест в котором надо </text:span><text:span text:style-name="T15">будет</text:span><text:span text:style-name="T7"> победить так называемого врага. </text:span></text:p>
      <text:p text:style-name="P5">Что <text:span text:style-name="T16">же касаеться тестов </text:span><text:span text:style-name="T28">(зрители не знают, что в нашем проекте вообще будут тесты) </text:span><text:span text:style-name="T33">(В нашем проекте также имеется возможность добавлять тесты)</text:span><text:span text:style-name="T16">, то они содержат <text:s/>приключенческую игру, как я раннее сказал там надо будет победить врага как пример производная. На прохождения игры будет даваться пять попыток на ошибку, за каждый правильный будет прибавляться игровая валюта, которая <text:s/>поможет на протяжение <text:s/>прохождения теста. К примеру, если пользователь накопит <text:s/>две монеты то он сможет приобрести себе одну попытку </text:span><text:span text:style-name="T26">(попытку </text:span><text:span text:style-name="T27">чего</text:span><text:span text:style-name="T26">? </text:span><text:span text:style-name="T27">Зритель не поймет о какой попытке речь, ведь выше ты написал, что это приключенческая игра, поэтом «хз», о какой ты попытке говоришь</text:span><text:span text:style-name="T26">) </text:span><text:span text:style-name="T16">если же у него есть три монеты <text:s/>и он задумался </text:span><text:span text:style-name="T35">(</text:span><text:span text:style-name="T34">затруднен в нахождении решения </text:span><text:span text:style-name="T35">(задумался — начал искать решение)) </text:span><text:span text:style-name="T16"><text:s/>над какой-то задачкой <text:s/>то он может ее пропустить. Суть игры заключается в том что будет учитываться статистика по учету которой пользователю будет присваиваться свой статус, и в по окончание недели десятка лучших будет попадать на основную страницу сайта в галерею. Такая функция будет доступна пользователям которые зарегистрировались. Если же пользователь по какой-то причине не захочет проходить регистрацию ему будет доступна <text:s/>ограниченная версия, то есть без сохранения его результатов </text:span><text:span text:style-name="T29">шутка, тут ничего исправлять не надо (просто я подумал, что ты уже бесишься от этого красного цвета)</text:span><text:span text:style-name="T16">.</text:span></text:p>
      <text:p text:style-name="P6">А теперь перейдем <text:span text:style-name="T40">к</text:span> одной из главн<text:span text:style-name="T40">ых</text:span> функци<text:span text:style-name="T40">й</text:span> нашего проекта - заполнени<text:span text:style-name="T40">ю</text:span> материала. Для этого мы создали удобный и понятный в использование <text:s/>текстовый редактор. ………………………………………………………… Тут я допишу</text:p>
      <text:p text:style-name="P6"/>
      <text:p text:style-name="P6"/>
      <text:p text:style-name="P6">В заключение хотелось <text:s/>сказать <text:s/>о планах на будущее. В дальнейшем мы планируем развивать проект, в нем появиться сюжетные линии как пример добавиться так называемый наставник который будет помогать в процессе обучения, <text:s/>при росте проекта будут организованы соревнования между группами, факультетами. <text:span text:style-name="T17">Будет реализовано предложения под мобильные устройства. </text:span><text:span text:style-name="T36">(скажи про привлечение абитуриент</text:span><text:span text:style-name="T37">ов</text:span><text:span text:style-name="T36">)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.45cm" fo:margin-right="1.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 LibreOffice_project/9b0d9b32d5dcda91d2f1a96dc04c645c450872bf</meta:generator>
    <dc:date>2018-05-18T22:54:21.867000000</dc:date>
    <meta:editing-duration>PT1H8M23S</meta:editing-duration>
    <meta:editing-cycles>57</meta:editing-cycles>
    <meta:document-statistic meta:table-count="0" meta:image-count="0" meta:object-count="0" meta:page-count="2" meta:paragraph-count="7" meta:word-count="849" meta:character-count="5932" meta:non-whitespace-character-count="5058"/>
  </office:meta>
</office:document-meta>
</file>